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E1000001195A08AF4044FF28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2cm, 21.938cm, 0.173cm, 14.3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2cm, 13.32cm, 0.173cm, 23.30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2cm, 4.53cm, 0.173cm, 32.26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2cm, 30.9cm, 0.173cm, 4.34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8pt" style:font-size-complex="18pt"/>
    </style:style>
    <style:style style:name="P3" style:family="paragraph">
      <loext:graphic-properties draw:fill="none" draw:fill-color="#ffffff"/>
      <style:text-properties style:font-name="DejaVu Sans" fo:font-size="15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5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2cm" svg:height="4.825cm" svg:x="7.859cm" svg:y="1.508cm">
          <draw:image xlink:href="Pictures/10000201000006E1000001195A08AF4044FF284B.png" xlink:type="simple" xlink:show="embed" xlink:actuate="onLoad">
            <text:p/>
          </draw:image>
        </draw:frame>
        <draw:frame draw:style-name="gr2" draw:text-style-name="P1" draw:layer="layout" svg:width="5.968cm" svg:height="4.825cm" svg:x="13.954cm" svg:y="1.509cm">
          <draw:image xlink:href="Pictures/10000201000006E1000001195A08AF4044FF284B.png" xlink:type="simple" xlink:show="embed" xlink:actuate="onLoad">
            <text:p/>
          </draw:image>
        </draw:frame>
        <draw:frame draw:style-name="gr3" draw:text-style-name="P1" draw:layer="layout" svg:width="5.842cm" svg:height="4.825cm" svg:x="19.796cm" svg:y="1.508cm">
          <draw:image xlink:href="Pictures/10000201000006E1000001195A08AF4044FF284B.png" xlink:type="simple" xlink:show="embed" xlink:actuate="onLoad">
            <text:p/>
          </draw:image>
        </draw:frame>
        <draw:frame draw:style-name="gr4" draw:text-style-name="P1" draw:layer="layout" svg:width="6.984cm" svg:height="4.825cm" svg:x="1cm" svg:y="1.508cm">
          <draw:image xlink:href="Pictures/10000201000006E1000001195A08AF4044FF284B.png" xlink:type="simple" xlink:show="embed" xlink:actuate="onLoad">
            <text:p/>
          </draw:image>
        </draw:frame>
        <draw:frame draw:style-name="gr5" draw:text-style-name="P3" draw:layer="layout" svg:width="1.397cm" svg:height="1.673cm" svg:x="1.762cm" svg:y="1cm">
          <draw:text-box>
            <text:p text:style-name="P2"><text:span text:style-name="T1">a)</text:span></text:p>
          </draw:text-box>
        </draw:frame>
        <draw:frame draw:style-name="gr5" draw:text-style-name="P3" draw:layer="layout" svg:width="1.397cm" svg:height="1.673cm" svg:x="7.858cm" svg:y="0.978cm">
          <draw:text-box>
            <text:p text:style-name="P2"><text:span text:style-name="T1">b)</text:span></text:p>
          </draw:text-box>
        </draw:frame>
        <draw:frame draw:style-name="gr6" draw:text-style-name="P3" draw:layer="layout" svg:width="1.397cm" svg:height="1.778cm" svg:x="13.954cm" svg:y="1cm">
          <draw:text-box>
            <text:p text:style-name="P2"><text:span text:style-name="T1">c)</text:span></text:p>
          </draw:text-box>
        </draw:frame>
        <draw:frame draw:style-name="gr6" draw:text-style-name="P3" draw:layer="layout" svg:width="1.397cm" svg:height="1.778cm" svg:x="19.923cm" svg:y="1cm">
          <draw:text-box>
            <text:p text:style-name="P2"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22:05:53.608575522</meta:creation-date>
    <dc:date>2021-11-23T13:17:51.919273886</dc:date>
    <meta:editing-duration>PT34M49S</meta:editing-duration>
    <meta:editing-cycles>5</meta:editing-cycles>
    <meta:generator>LibreOffice/6.0.7.3$Linux_X86_64 LibreOffice_project/00m0$Build-3</meta:generator>
    <meta:document-statistic meta:object-count="8"/>
  </office:meta>
</office:document-meta>
</file>